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13.054cm" fo:padding-top="0.151cm" fo:padding-bottom="0.151cm" fo:padding-left="0.276cm" fo:padding-right="0.276cm"/>
    </style:style>
    <style:style style:name="gr2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575cm"/>
      <style:paragraph-properties style:writing-mode="lr-tb"/>
    </style:style>
    <style:style style:name="gr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c9211e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draw:stroke="dash" draw:stroke-dash="Dot" svg:stroke-width="0.081cm" svg:stroke-color="#999999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ot" svg:stroke-width="0.081cm" svg:stroke-color="#999999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draw:textarea-vertical-align="middle" fo:min-height="0.788cm"/>
      <style:paragraph-properties style:writing-mode="lr-tb"/>
    </style:style>
    <style:style style:name="gr17" style:family="graphic" style:parent-style-name="objectwithoutfill">
      <style:graphic-properties draw:stroke="dash" draw:stroke-dash="Dot" svg:stroke-width="0.081cm" svg:stroke-color="#999999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draw:textarea-vertical-align="middle" fo:min-height="0.712cm"/>
      <style:paragraph-properties style:writing-mode="lr-tb"/>
    </style:style>
    <style:style style:name="gr2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draw:fill="none" draw:textarea-vertical-align="middle" fo:min-height="1.423cm"/>
      <style:paragraph-properties style:writing-mode="lr-tb"/>
    </style:style>
    <style:style style:name="gr2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343cm" fo:min-width="0.095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344cm" fo:min-width="0.095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withoutfill">
      <style:graphic-properties svg:stroke-width="0.081cm" svg:stroke-color="#c9211e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="none" draw:textarea-vertical-align="middle" fo:min-height="1.95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111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color="#c9211e" loext:opacity="100%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fo:color="#999999" loext:opacity="100%" fo:font-size="18pt" style:font-size-asian="18pt" style:font-size-complex="18pt"/>
    </style:style>
    <style:style style:name="P13" style:family="paragraph">
      <loext:graphic-properties draw:fill="none"/>
      <style:paragraph-properties style:writing-mode="lr-tb"/>
      <style:text-properties fo:color="#999999" loext:opacity="100%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/>
      <style:paragraph-properties fo:text-align="start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/>
      <style:paragraph-properties fo:text-align="center" style:writing-mode="lr-tb"/>
      <style:text-properties fo:color="#c9211e" loext:opacity="100%" fo:font-size="16pt" fo:font-weight="bold" style:font-weight-asian="bold" style:font-weight-complex="bold"/>
    </style:style>
    <style:style style:name="P22" style:family="paragraph">
      <loext:graphic-properties draw:fill="none"/>
      <style:paragraph-properties fo:text-align="start" style:writing-mode="lr-tb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/>
      <style:paragraph-properties fo:text-align="center" style:writing-mode="lr-tb"/>
      <style:text-properties fo:color="#999999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999999" loext:opacity="100%" fo:font-size="20pt" style:font-size-asian="20pt" style:font-size-complex="20pt"/>
    </style:style>
    <style:style style:name="T3" style:family="text">
      <style:text-properties fo:color="#999999" loext:opacity="100%" style:text-position="-8% 58%" fo:font-size="20pt" style:font-size-asian="20pt" style:font-size-complex="20pt"/>
    </style:style>
    <style:style style:name="T4" style:family="text">
      <style:text-properties style:text-position="sub 58%" fo:font-size="20pt" style:font-size-asian="20pt" style:font-size-complex="20pt"/>
    </style:style>
    <style:style style:name="T5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c9211e" loext:opacity="100%" fo:font-size="16pt" fo:font-weight="bold" style:font-weight-asian="bold" style:font-weight-complex="bold"/>
    </style:style>
    <style:style style:name="T7" style:family="text">
      <style:text-properties fo:color="#3465a4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6.985cm" svg:x="0.28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1.986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2.031cm" svg:y="8.483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>
          <draw:custom-shape draw:style-name="gr4" draw:text-style-name="P5" draw:layer="layout" svg:width="4.127cm" svg:height="4.127cm" svg:x="8.689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8.734cm" svg:y="8.483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line draw:style-name="gr5" draw:text-style-name="P6" draw:layer="layout" svg:x1="4.108cm" svg:y1="3.66cm" svg:x2="4.108cm" svg:y2="7.153cm">
          <text:p/>
        </draw:line>
        <draw:frame draw:style-name="gr6" draw:text-style-name="P7" draw:layer="layout" svg:width="1.205cm" svg:height="0.963cm" svg:x="2.903cm" svg:y="3.978cm">
          <draw:text-box>
            <text:p text:style-name="P3">W</text:p>
          </draw:text-box>
        </draw:frame>
        <draw:line draw:style-name="gr7" draw:text-style-name="P8" draw:layer="layout" svg:x1="6.15cm" svg:y1="8.602cm" svg:x2="8.69cm" svg:y2="8.602cm">
          <text:p/>
        </draw:line>
        <draw:line draw:style-name="gr8" draw:text-style-name="P8" draw:layer="layout" svg:x1="8.69cm" svg:y1="10.189cm" svg:x2="6.15cm" svg:y2="10.189cm">
          <text:p/>
        </draw:line>
        <draw:path draw:style-name="gr9" draw:text-style-name="P8" draw:layer="layout" svg:width="0.951cm" svg:height="1.27cm" draw:transform="rotate (0.0698131700797732) translate (12.8177943947751cm 8.763753345537cm)" svg:viewBox="0 0 952 1271" svg:d="M0 1271c1269 0 1269-1271 0-1271">
          <text:p/>
        </draw:path>
        <draw:path draw:style-name="gr10" draw:text-style-name="P8" draw:layer="layout" svg:width="0.951cm" svg:height="1.27cm" draw:transform="rotate (-3.07177948351002) translate (2.06508298987339cm 10.1850389544774cm)" svg:viewBox="0 0 952 1271" svg:d="M0 1271c1269 0 1269-1271 0-1271">
          <text:p/>
        </draw:path>
        <draw:custom-shape draw:style-name="gr11" draw:text-style-name="P10" draw:layer="layout" svg:width="7.52cm" svg:height="0.952cm" svg:x="0.315cm" svg:y="12.868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4.049cm" svg:y1="12.868cm" svg:x2="4.049cm" svg:y2="11.598cm">
          <text:p/>
        </draw:line>
        <draw:custom-shape draw:style-name="gr13" draw:text-style-name="P11" draw:layer="layout" svg:width="1.27cm" svg:height="1.27cm" svg:x="7.284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8" draw:layer="layout" svg:width="2.737cm" svg:height="1.869cm" draw:transform="rotate (-0.635474380651136) translate (6.8250561697392cm 2.43518030171245cm)" svg:viewBox="0 0 2738 1870" draw:points="0,1003 1359,0 2738,1870">
          <text:p/>
        </draw:polyline>
        <draw:line draw:style-name="gr15" draw:text-style-name="P8" draw:layer="layout" svg:x1="7.284cm" svg:y1="6.518cm" svg:x2="5.695cm" svg:y2="7.888cm">
          <text:p/>
        </draw:line>
        <draw:frame draw:style-name="gr16" draw:text-style-name="P12" draw:layer="layout" svg:width="1.84cm" svg:height="1.038cm" svg:x="5.426cm" svg:y="5.916cm">
          <draw:text-box>
            <text:p text:style-name="P3"><text:span text:style-name="T2">w</text:span><text:span text:style-name="T3">inh</text:span></text:p>
          </draw:text-box>
        </draw:frame>
        <draw:line draw:style-name="gr17" draw:text-style-name="P8" draw:layer="layout" svg:x1="8.554cm" svg:y1="2.073cm" svg:x2="8.019cm" svg:y2="3.243cm">
          <text:p/>
        </draw:line>
        <draw:g>
          <draw:polyline draw:style-name="gr18" draw:text-style-name="P8" draw:layer="layout" svg:width="1.587cm" svg:height="0.634cm" svg:x="7.703cm" svg:y="1.355cm" svg:viewBox="0 0 1588 635" draw:points="1588,635 1192,635 1192,0 398,0 398,635 0,635">
            <text:p/>
          </draw:polyline>
          <draw:frame draw:style-name="gr19" draw:text-style-name="P7" draw:layer="layout" svg:width="2.792cm" svg:height="0.962cm" svg:x="7.101cm" svg:y="0.076cm">
            <draw:text-box>
              <text:p text:style-name="P3">Singing</text:p>
            </draw:text-box>
          </draw:frame>
        </draw:g>
        <draw:frame draw:style-name="gr16" draw:text-style-name="P13" draw:layer="layout" svg:width="1.205cm" svg:height="1.038cm" svg:x="7.149cm" svg:y="2.343cm">
          <draw:text-box>
            <text:p><text:span text:style-name="T2">or</text:span></text:p>
          </draw:text-box>
        </draw:frame>
        <draw:g>
          <draw:line draw:style-name="gr20" draw:text-style-name="P8" draw:layer="layout" svg:x1="3.473cm" svg:y1="1.437cm" svg:x2="6.013cm" svg:y2="1.437cm">
            <text:p/>
          </draw:line>
          <draw:path draw:style-name="gr20" draw:text-style-name="P8" draw:layer="layout" svg:width="0.952cm" svg:height="0.952cm" svg:x="2.203cm" svg:y="0.166cm" svg:viewBox="0 0 953 953" svg:d="M0 953c80 0 238 0 238 0 159-381 159-953 239-953 79 0 79 572 238 953 0 0 159 0 238 0">
            <text:p/>
          </draw:path>
          <draw:path draw:style-name="gr21" draw:text-style-name="P14" draw:layer="layout" svg:width="0.952cm" svg:height="0.952cm" svg:x="2.521cm" svg:y="0.485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2.52cm" svg:y="0.484cm" svg:viewBox="0 0 953 953" svg:d="M0 953c80 0 238 0 238 0 159-381 159-953 239-953 79 0 79 572 238 953 0 0 159 0 238 0">
            <text:p/>
          </draw:path>
          <draw:path draw:style-name="gr21" draw:text-style-name="P14" draw:layer="layout" svg:width="0.952cm" svg:height="0.952cm" svg:x="5.06cm" svg:y="1.237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5.06cm" svg:y="1.237cm" svg:viewBox="0 0 953 953" svg:d="M0 953c80 0 238 0 238 0 159-381 159-953 239-953 79 0 79 572 238 953 0 0 159 0 238 0">
            <text:p/>
          </draw:path>
          <draw:line draw:style-name="gr20" draw:text-style-name="P8" draw:layer="layout" svg:x1="3.156cm" svg:y1="1.12cm" svg:x2="6.013cm" svg:y2="1.12cm">
            <text:p/>
          </draw:line>
          <draw:line draw:style-name="gr20" draw:text-style-name="P8" draw:layer="layout" svg:x1="2.203cm" svg:y1="1.437cm" svg:x2="2.52cm" svg:y2="1.437cm">
            <text:p/>
          </draw:line>
          <draw:line draw:style-name="gr20" draw:text-style-name="P8" draw:layer="layout" svg:x1="2.203cm" svg:y1="2.19cm" svg:x2="5.06cm" svg:y2="2.19cm">
            <text:p/>
          </draw:line>
          <draw:frame draw:style-name="gr19" draw:text-style-name="P15" draw:layer="layout" svg:width="1.27cm" svg:height="0.962cm" svg:x="3.79cm" svg:y="1.12cm">
            <draw:text-box>
              <text:p>...</text:p>
            </draw:text-box>
          </draw:frame>
        </draw:g>
        <draw:frame draw:style-name="gr16" draw:text-style-name="P7" draw:layer="layout" svg:width="1.84cm" svg:height="1.038cm" svg:x="6.395cm" svg:y="7.64cm">
          <draw:text-box>
            <text:p text:style-name="P3"><text:span text:style-name="T1">J</text:span><text:span text:style-name="T4">IE</text:span></text:p>
          </draw:text-box>
        </draw:frame>
        <draw:frame draw:style-name="gr16" draw:text-style-name="P7" draw:layer="layout" svg:width="1.84cm" svg:height="1.038cm" svg:x="6.395cm" svg:y="10.073cm">
          <draw:text-box>
            <text:p text:style-name="P3"><text:span text:style-name="T1">J</text:span><text:span text:style-name="T4">EI</text:span></text:p>
          </draw:text-box>
        </draw:frame>
        <draw:frame draw:style-name="gr16" draw:text-style-name="P7" draw:layer="layout" svg:width="1.84cm" svg:height="1.038cm" svg:x="12.363cm" svg:y="9.973cm">
          <draw:text-box>
            <text:p text:style-name="P3"><text:span text:style-name="T1">J</text:span><text:span text:style-name="T4">II</text:span></text:p>
          </draw:text-box>
        </draw:frame>
        <draw:frame draw:style-name="gr16" draw:text-style-name="P7" draw:layer="layout" svg:width="1.84cm" svg:height="1.038cm" svg:x="0.363cm" svg:y="9.973cm">
          <draw:text-box>
            <text:p text:style-name="P3"><text:span text:style-name="T1">J</text:span><text:span text:style-name="T4">EE</text:span></text:p>
          </draw:text-box>
        </draw:frame>
        <draw:frame draw:style-name="gr22" draw:text-style-name="P17" draw:layer="layout" svg:width="3.175cm" svg:height="1.673cm" svg:x="4.09cm" svg:y="3.574cm">
          <draw:text-box>
            <text:p text:style-name="P16"><text:span text:style-name="T5">Anti-Hebbian</text:span></text:p>
          </draw:text-box>
        </draw:frame>
        <draw:custom-shape draw:style-name="gr23" draw:text-style-name="P2" draw:layer="layout" svg:width="0.953cm" svg:height="0.951cm" draw:transform="rotate (-3.14159265358979) translate (11.447cm 1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3.109cm" svg:height="0.962cm" svg:x="12.383cm" svg:y="2.073cm">
          <draw:text-box>
            <text:p text:style-name="P16">Inhibitory</text:p>
          </draw:text-box>
        </draw:frame>
        <draw:custom-shape draw:style-name="gr24" draw:text-style-name="P5" draw:layer="layout" svg:width="0.953cm" svg:height="0.952cm" draw:transform="rotate (-3.14159265358979) translate (11.447cm 3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3.427cm" svg:height="0.962cm" svg:x="12.383cm" svg:y="0.685cm">
          <draw:text-box>
            <text:p text:style-name="P16">Excitatory</text:p>
          </draw:text-box>
        </draw:frame>
        <draw:line draw:style-name="gr12" draw:text-style-name="P8" draw:layer="layout" svg:x1="11.447cm" svg:y1="1.166cm" svg:x2="12.4cm" svg:y2="1.166cm">
          <text:p/>
        </draw:line>
        <draw:line draw:style-name="gr8" draw:text-style-name="P8" draw:layer="layout" svg:x1="11.446cm" svg:y1="2.554cm" svg:x2="12.399cm" svg:y2="2.554cm">
          <text:p/>
        </draw:line>
        <draw:frame draw:style-name="gr19" draw:text-style-name="P18" draw:layer="layout" svg:width="3.109cm" svg:height="0.962cm" svg:x="12.384cm" svg:y="3.338cm">
          <draw:text-box>
            <text:p text:style-name="P16">Optional</text:p>
          </draw:text-box>
        </draw:frame>
        <draw:line draw:style-name="gr17" draw:text-style-name="P8" draw:layer="layout" svg:x1="12.299cm" svg:y1="3.819cm" svg:x2="10.515cm" svg:y2="3.819cm">
          <text:p/>
        </draw:line>
        <draw:custom-shape draw:style-name="gr25" draw:text-style-name="P20" draw:layer="layout" svg:width="4.128cm" svg:height="0.952cm" svg:x="1.985cm" svg:y="2.708cm">
          <text:p text:style-name="P19">HVC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4.288cm" svg:height="6.985cm" svg:x="0.691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2.397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2.442cm" svg:y="8.483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>
          <draw:custom-shape draw:style-name="gr4" draw:text-style-name="P5" draw:layer="layout" svg:width="4.127cm" svg:height="4.127cm" svg:x="9.1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9.145cm" svg:y="8.483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line draw:style-name="gr12" draw:text-style-name="P8" draw:layer="layout" svg:x1="4.519cm" svg:y1="3.66cm" svg:x2="4.519cm" svg:y2="7.153cm">
          <text:p/>
        </draw:line>
        <draw:frame draw:style-name="gr6" draw:text-style-name="P7" draw:layer="layout" svg:width="1.205cm" svg:height="0.963cm" svg:x="3.314cm" svg:y="3.978cm">
          <draw:text-box>
            <text:p text:style-name="P3">W</text:p>
          </draw:text-box>
        </draw:frame>
        <draw:line draw:style-name="gr7" draw:text-style-name="P8" draw:layer="layout" svg:x1="6.561cm" svg:y1="8.602cm" svg:x2="9.101cm" svg:y2="8.602cm">
          <text:p/>
        </draw:line>
        <draw:line draw:style-name="gr8" draw:text-style-name="P8" draw:layer="layout" svg:x1="9.101cm" svg:y1="10.189cm" svg:x2="6.561cm" svg:y2="10.189cm">
          <text:p/>
        </draw:line>
        <draw:path draw:style-name="gr9" draw:text-style-name="P8" draw:layer="layout" svg:width="0.951cm" svg:height="1.27cm" draw:transform="rotate (0.0698131700797732) translate (13.2287943947751cm 8.763753345537cm)" svg:viewBox="0 0 952 1271" svg:d="M0 1271c1269 0 1269-1271 0-1271">
          <text:p/>
        </draw:path>
        <draw:path draw:style-name="gr26" draw:text-style-name="P8" draw:layer="layout" svg:width="0.951cm" svg:height="1.27cm" draw:transform="rotate (-3.07177948351002) translate (2.47608298987339cm 10.1850389544774cm)" svg:viewBox="0 0 952 1271" svg:d="M0 1271c1269 0 1269-1271 0-1271">
          <text:p/>
        </draw:path>
        <draw:custom-shape draw:style-name="gr11" draw:text-style-name="P10" draw:layer="layout" svg:width="7.52cm" svg:height="0.952cm" svg:x="0.726cm" svg:y="12.868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4.46cm" svg:y1="12.868cm" svg:x2="4.46cm" svg:y2="11.598cm">
          <text:p/>
        </draw:line>
        <draw:custom-shape draw:style-name="gr13" draw:text-style-name="P11" draw:layer="layout" svg:width="1.27cm" svg:height="1.27cm" svg:x="7.695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line draw:style-name="gr18" draw:text-style-name="P8" draw:layer="layout" svg:width="1.587cm" svg:height="0.634cm" svg:x="8.114cm" svg:y="1.355cm" svg:viewBox="0 0 1588 635" draw:points="1588,635 1192,635 1192,0 398,0 398,635 0,635">
            <text:p/>
          </draw:polyline>
          <draw:frame draw:style-name="gr19" draw:text-style-name="P7" draw:layer="layout" svg:width="2.792cm" svg:height="0.962cm" svg:x="7.512cm" svg:y="0.076cm">
            <draw:text-box>
              <text:p text:style-name="P3">Singing</text:p>
            </draw:text-box>
          </draw:frame>
        </draw:g>
        <draw:g>
          <draw:line draw:style-name="gr20" draw:text-style-name="P8" draw:layer="layout" svg:x1="3.884cm" svg:y1="1.437cm" svg:x2="6.424cm" svg:y2="1.437cm">
            <text:p/>
          </draw:line>
          <draw:path draw:style-name="gr20" draw:text-style-name="P8" draw:layer="layout" svg:width="0.952cm" svg:height="0.952cm" svg:x="2.614cm" svg:y="0.166cm" svg:viewBox="0 0 953 953" svg:d="M0 953c80 0 238 0 238 0 159-381 159-953 239-953 79 0 79 572 238 953 0 0 159 0 238 0">
            <text:p/>
          </draw:path>
          <draw:path draw:style-name="gr21" draw:text-style-name="P14" draw:layer="layout" svg:width="0.952cm" svg:height="0.952cm" svg:x="2.932cm" svg:y="0.485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2.931cm" svg:y="0.484cm" svg:viewBox="0 0 953 953" svg:d="M0 953c80 0 238 0 238 0 159-381 159-953 239-953 79 0 79 572 238 953 0 0 159 0 238 0">
            <text:p/>
          </draw:path>
          <draw:path draw:style-name="gr21" draw:text-style-name="P14" draw:layer="layout" svg:width="0.952cm" svg:height="0.952cm" svg:x="5.471cm" svg:y="1.237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5.471cm" svg:y="1.237cm" svg:viewBox="0 0 953 953" svg:d="M0 953c80 0 238 0 238 0 159-381 159-953 239-953 79 0 79 572 238 953 0 0 159 0 238 0">
            <text:p/>
          </draw:path>
          <draw:line draw:style-name="gr20" draw:text-style-name="P8" draw:layer="layout" svg:x1="3.567cm" svg:y1="1.12cm" svg:x2="6.424cm" svg:y2="1.12cm">
            <text:p/>
          </draw:line>
          <draw:line draw:style-name="gr20" draw:text-style-name="P8" draw:layer="layout" svg:x1="2.614cm" svg:y1="1.437cm" svg:x2="2.931cm" svg:y2="1.437cm">
            <text:p/>
          </draw:line>
          <draw:line draw:style-name="gr20" draw:text-style-name="P8" draw:layer="layout" svg:x1="2.614cm" svg:y1="2.19cm" svg:x2="5.471cm" svg:y2="2.19cm">
            <text:p/>
          </draw:line>
          <draw:frame draw:style-name="gr19" draw:text-style-name="P15" draw:layer="layout" svg:width="1.27cm" svg:height="0.962cm" svg:x="4.201cm" svg:y="1.12cm">
            <draw:text-box>
              <text:p>...</text:p>
            </draw:text-box>
          </draw:frame>
        </draw:g>
        <draw:frame draw:style-name="gr16" draw:text-style-name="P4" draw:layer="layout" svg:width="1.84cm" svg:height="1.038cm" svg:x="6.806cm" svg:y="7.64cm">
          <draw:text-box>
            <text:p text:style-name="P3"><text:span text:style-name="T1">J</text:span><text:span text:style-name="T4">IE</text:span></text:p>
          </draw:text-box>
        </draw:frame>
        <draw:frame draw:style-name="gr16" draw:text-style-name="P4" draw:layer="layout" svg:width="1.84cm" svg:height="1.038cm" svg:x="6.806cm" svg:y="10.073cm">
          <draw:text-box>
            <text:p text:style-name="P3"><text:span text:style-name="T1">J</text:span><text:span text:style-name="T4">EI</text:span></text:p>
          </draw:text-box>
        </draw:frame>
        <draw:frame draw:style-name="gr16" draw:text-style-name="P4" draw:layer="layout" svg:width="1.84cm" svg:height="1.038cm" svg:x="12.774cm" svg:y="9.973cm">
          <draw:text-box>
            <text:p text:style-name="P3"><text:span text:style-name="T1">J</text:span><text:span text:style-name="T4">II</text:span></text:p>
          </draw:text-box>
        </draw:frame>
        <draw:frame draw:style-name="gr16" draw:text-style-name="P4" draw:layer="layout" svg:width="1.84cm" svg:height="1.038cm" svg:x="0.774cm" svg:y="9.973cm">
          <draw:text-box>
            <text:p text:style-name="P3"><text:span text:style-name="T1">J</text:span><text:span text:style-name="T4">EE</text:span></text:p>
          </draw:text-box>
        </draw:frame>
        <draw:frame draw:style-name="gr27" draw:text-style-name="P21" draw:layer="layout" svg:width="2.969cm" svg:height="1.954cm" draw:transform="rotate (0.349065850398866) translate (-0.645cm 7.969cm)">
          <draw:text-box>
            <text:p text:style-name="P3"><text:span text:style-name="T6">Anti-Hebbian</text:span></text:p>
          </draw:text-box>
        </draw:frame>
        <draw:frame draw:style-name="gr28" draw:text-style-name="P22" draw:layer="layout" svg:width="2.54cm" svg:height="1.361cm" svg:x="4.52cm" svg:y="3.76cm">
          <draw:text-box>
            <text:p text:style-name="P16"><text:span text:style-name="T7">Sparse</text:span></text:p>
          </draw:text-box>
        </draw:frame>
        <draw:polyline draw:style-name="gr14" draw:text-style-name="P8" draw:layer="layout" svg:width="2.737cm" svg:height="1.869cm" draw:transform="rotate (-0.635474380651136) translate (7.2460561697392cm 2.45218030171245cm)" svg:viewBox="0 0 2738 1870" draw:points="0,1003 1359,0 2738,1870">
          <text:p/>
        </draw:polyline>
        <draw:line draw:style-name="gr15" draw:text-style-name="P8" draw:layer="layout" svg:x1="7.705cm" svg:y1="6.535cm" svg:x2="6.116cm" svg:y2="7.905cm">
          <text:p/>
        </draw:line>
        <draw:frame draw:style-name="gr16" draw:text-style-name="P23" draw:layer="layout" svg:width="1.84cm" svg:height="1.038cm" svg:x="5.847cm" svg:y="5.933cm">
          <draw:text-box>
            <text:p text:style-name="P3"><text:span text:style-name="T2">w</text:span><text:span text:style-name="T3">inh</text:span></text:p>
          </draw:text-box>
        </draw:frame>
        <draw:line draw:style-name="gr17" draw:text-style-name="P8" draw:layer="layout" svg:x1="8.975cm" svg:y1="2.09cm" svg:x2="8.44cm" svg:y2="3.26cm">
          <text:p/>
        </draw:line>
        <draw:frame draw:style-name="gr16" draw:text-style-name="P13" draw:layer="layout" svg:width="1.205cm" svg:height="1.038cm" svg:x="7.57cm" svg:y="2.36cm">
          <draw:text-box>
            <text:p><text:span text:style-name="T2">or</text:span></text:p>
          </draw:text-box>
        </draw:frame>
        <draw:custom-shape draw:style-name="gr23" draw:text-style-name="P2" draw:layer="layout" svg:width="0.953cm" svg:height="0.951cm" draw:transform="rotate (-3.14159265358979) translate (11.426cm 1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3.109cm" svg:height="0.962cm" svg:x="12.362cm" svg:y="2.055cm">
          <draw:text-box>
            <text:p text:style-name="P16">Inhibitory</text:p>
          </draw:text-box>
        </draw:frame>
        <draw:custom-shape draw:style-name="gr24" draw:text-style-name="P5" draw:layer="layout" svg:width="0.953cm" svg:height="0.952cm" draw:transform="rotate (-3.14159265358979) translate (11.426cm 3.0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3.427cm" svg:height="0.962cm" svg:x="12.362cm" svg:y="0.667cm">
          <draw:text-box>
            <text:p text:style-name="P16">Excitatory</text:p>
          </draw:text-box>
        </draw:frame>
        <draw:line draw:style-name="gr12" draw:text-style-name="P8" draw:layer="layout" svg:x1="11.426cm" svg:y1="1.148cm" svg:x2="12.379cm" svg:y2="1.148cm">
          <text:p/>
        </draw:line>
        <draw:line draw:style-name="gr8" draw:text-style-name="P8" draw:layer="layout" svg:x1="11.425cm" svg:y1="2.536cm" svg:x2="12.378cm" svg:y2="2.536cm">
          <text:p/>
        </draw:line>
        <draw:frame draw:style-name="gr19" draw:text-style-name="P18" draw:layer="layout" svg:width="3.109cm" svg:height="0.962cm" svg:x="12.363cm" svg:y="3.32cm">
          <draw:text-box>
            <text:p text:style-name="P16">Optional</text:p>
          </draw:text-box>
        </draw:frame>
        <draw:line draw:style-name="gr17" draw:text-style-name="P8" draw:layer="layout" svg:x1="12.278cm" svg:y1="3.801cm" svg:x2="10.494cm" svg:y2="3.801cm">
          <text:p/>
        </draw:line>
        <draw:custom-shape draw:style-name="gr29" draw:text-style-name="P20" draw:layer="layout" svg:width="4.128cm" svg:height="0.952cm" svg:x="2.396cm" svg:y="2.708cm">
          <text:p text:style-name="P19">HV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4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7-19T13:24:27.948988370</dc:date>
    <meta:editing-duration>PT2H57M39S</meta:editing-duration>
    <meta:editing-cycles>47</meta:editing-cycles>
    <meta:generator>LibreOffice/7.3.7.2$Linux_X86_64 LibreOffice_project/30$Build-2</meta:generator>
    <meta:print-date>2024-03-12T21:30:26.529276205</meta:print-date>
    <meta:printed-by>PDF files</meta:printed-by>
    <meta:document-statistic meta:object-count="99"/>
  </office:meta>
</office:document-meta>
</file>